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b27c9" officeooo:paragraph-rsid="000b27c9"/>
    </style:style>
    <style:style style:name="P2" style:family="paragraph" style:parent-style-name="Standard">
      <style:paragraph-properties fo:line-height="200%" fo:text-align="left" style:justify-single-word="false" fo:text-indent="0.5in" style:auto-text-indent="true"/>
      <style:text-properties style:text-underline-style="solid" style:text-underline-width="auto" style:text-underline-color="font-color" fo:font-weight="bold" officeooo:rsid="000b27c9" officeooo:paragraph-rsid="000b27c9" style:font-weight-asian="bold" style:font-weight-complex="bold"/>
    </style:style>
    <style:style style:name="P3" style:family="paragraph" style:parent-style-name="Standard">
      <style:paragraph-properties fo:line-height="200%" fo:text-align="left" style:justify-single-word="false" fo:text-indent="0.5in" style:auto-text-indent="true"/>
      <style:text-properties style:text-underline-style="none" fo:font-weight="normal" officeooo:rsid="000b27c9" officeooo:paragraph-rsid="000b27c9" style:font-weight-asian="normal" style:font-weight-complex="normal"/>
    </style:style>
    <style:style style:name="P4" style:family="paragraph" style:parent-style-name="Standard">
      <style:paragraph-properties fo:line-height="200%" fo:text-align="left" style:justify-single-word="false" fo:text-indent="0.5in" style:auto-text-indent="true"/>
      <style:text-properties fo:font-style="italic" style:text-underline-style="none" fo:font-weight="normal" officeooo:rsid="000c8f69" officeooo:paragraph-rsid="000c8f69" style:font-style-asian="italic" style:font-weight-asian="normal" style:font-style-complex="italic" style:font-weight-complex="normal"/>
    </style:style>
    <style:style style:name="P5" style:family="paragraph" style:parent-style-name="Standard">
      <style:paragraph-properties fo:line-height="200%" fo:text-align="left" style:justify-single-word="false" fo:text-indent="0.5in" style:auto-text-indent="true"/>
      <style:text-properties fo:font-style="normal" style:text-underline-style="solid" style:text-underline-width="auto" style:text-underline-color="font-color" fo:font-weight="bold" officeooo:rsid="000c8f69" officeooo:paragraph-rsid="000c8f69" style:font-style-asian="normal" style:font-weight-asian="bold" style:font-style-complex="normal" style:font-weight-complex="bold"/>
    </style:style>
    <style:style style:name="P6" style:family="paragraph" style:parent-style-name="Standard">
      <style:paragraph-properties fo:line-height="200%" fo:text-align="left" style:justify-single-word="false" fo:text-indent="0.5in" style:auto-text-indent="true"/>
      <style:text-properties fo:font-style="normal" style:text-underline-style="none" fo:font-weight="normal" officeooo:rsid="000c8f69" officeooo:paragraph-rsid="000c8f69" style:font-style-asian="normal" style:font-weight-asian="normal" style:font-style-complex="normal" style:font-weight-complex="normal"/>
    </style:style>
    <style:style style:name="P7" style:family="paragraph" style:parent-style-name="Standard">
      <style:paragraph-properties fo:line-height="200%" fo:text-align="left" style:justify-single-word="false" fo:text-indent="0.5in" style:auto-text-indent="true"/>
      <style:text-properties fo:font-style="normal" style:text-underline-style="solid" style:text-underline-width="auto" style:text-underline-color="font-color" fo:font-weight="bold" officeooo:rsid="000d1537" officeooo:paragraph-rsid="000d1537" style:font-style-asian="normal" style:font-weight-asian="bold" style:font-style-complex="normal" style:font-weight-complex="bold"/>
    </style:style>
    <style:style style:name="P8" style:family="paragraph" style:parent-style-name="Standard">
      <style:paragraph-properties fo:line-height="200%" fo:text-align="left" style:justify-single-word="false" fo:text-indent="0.5in" style:auto-text-indent="true"/>
      <style:text-properties fo:font-style="normal" style:text-underline-style="none" fo:font-weight="normal" officeooo:rsid="000d1537" officeooo:paragraph-rsid="000d1537" style:font-style-asian="normal" style:font-weight-asian="normal" style:font-style-complex="normal" style:font-weight-complex="normal"/>
    </style:style>
    <style:style style:name="T1" style:family="text">
      <style:text-properties officeooo:rsid="000c8f69"/>
    </style:style>
    <style:style style:name="T2" style:family="text">
      <style:text-properties officeooo:rsid="000d15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hew 6:5-15 – Prayer</text:p>
      <text:p text:style-name="P2">Preface</text:p>
      <text:p text:style-name="P3"><text:tab/>Today we will be going over prayer. This passage should be taken in conjunction with Luke 11:1-4. In that we see the disciples asking Jesus to teach them how to pray. We see differences in them, but overall that has to do with Matthew being an eyewitness to it and Luke interviewing those who were there. The one thing remains, however, is that Jesus taught the disciples and sub-sequentially us how to properly pray. </text:p>
      <text:p text:style-name="P2">Vs. 5-6</text:p>
      <text:p text:style-name="P3"><text:tab/>A. As I have stated before, people want to be heard. They want attention. It comes natural to us. Maybe not all the time, but everyone wants to be noticed. Jesus is telling us to go against that part of ourselves.</text:p>
      <text:p text:style-name="P3"><text:tab/>B. Prayer is deeply personal and allows a direct conversation with the Father. It is ok to omit certain things to the church. That is why we have unspoken requests. </text:p>
      <text:p text:style-name="P3"><text:tab/>C. A prayer closet is anywhere you can be alone with God and speak to him without worldly distractions. I always tell people to get an actual paper bible and do not rely on your phone, especially during these times. Electronics, although can be used in a pinch are not a substitute. </text:p>
      <text:p text:style-name="P3"><text:tab/>D. When people want attention and seek it out they will get it either negative or positive either way they are getting what they want. Jesus is telling us here that attention from the world is not to be sought after, instead seek Godly attention and Godly rewards</text:p>
      <text:p text:style-name="P2">Vs. 7-8</text:p>
      <text:p text:style-name="P3"><text:tab/>A. Many religions across the world have “set prayers”, Muslims have set times and things they repeat, The Jews are the same, Catholics repeat the same prayers. It is repetitive and most of the time lack substance. </text:p>
      <text:p text:style-name="P3"><text:soft-page-break/><text:tab/>B. God knows what we need, Needs are not wants, we must distinguish this. <text:s/>He already knows what we need so why even ask? Because we are commanded to and obedience is better than sacrifice (I Sam 15:22) and it allows us to grow closer to the Father. </text:p>
      <text:p text:style-name="P3"><text:tab/>C. Our goal in prayer is really twofold. It gets us closer to Jesus, and <text:span text:style-name="T1">makes us be disciplined in the art. Prayer in theory is easy, but in practice it is hard. It gets easier with time, but in the beginning is is uncomfortable.</text:span></text:p>
      <text:p text:style-name="P4">Before we get into the actual prayer, I need to preface this by saying it is alright to pray the Lord’s Prayer. It is not alright to pray it out of habit or to just pray it because you think it has the power over all prayers. Like, communion we are never to pray flippantly. The Jews pray the Psalms, we can as well, as long as you mean the words. If you mean the words and you are truly believing what you are praying God will hear you.</text:p>
      <text:p text:style-name="P5">Vs. 9</text:p>
      <text:p text:style-name="P6"><text:tab/>A. Our Father – Who are we speaking to. We are directing our prayers to the Holy One, The Father, The Alpha and Omega, The Great I Am.</text:p>
      <text:p text:style-name="P6"><text:tab/>B. We must always remember that it is God our Father whom we are speaking to. Prayer is personal between you and Him and should be given the proper respect that God deserves. </text:p>
      <text:p text:style-name="P5">Vs. 10</text:p>
      <text:p text:style-name="P6"><text:tab/>A. The wish for all Christians, and Jews alike to be honest. The new Heaven and New Earth where sin has not corrupted and has never touched. Perfection.</text:p>
      <text:p text:style-name="P6"><text:tab/>B. We know that God’s will, will be done regardless, but Jesus was saying that we should always be praying for God’s will to be done here on earth and personally we need to always want to be in His will.</text:p>
      <text:p text:style-name="P5">Vs. 11</text:p>
      <text:p text:style-name="P6"><text:tab/>A. God knows we need food, God knows we need sustenance for our bodies to keep going. Daily bread is more than just food, it is food for the soul as well</text:p>
      <text:p text:style-name="P6"><text:soft-page-break/><text:tab/>B. Jesus was teaching us not only to pray for actual food (as in those days food was hard to come by), but He was also teaching us that we need to have the Word of the Lord daily. It needs to be as much apart of our lives and we need to eat and drink</text:p>
      <text:p text:style-name="P5">Vs. 12</text:p>
      <text:p text:style-name="P6"><text:tab/>A. Trespasses or sins are always forgiven by God. We just have to ask. They were forgiven as far is the east is from the west, from everlasting to everlasting. That does not mean we do not have to ask anymore. Again Prayer is about conditioning ourselves to be totally reliant upon God for all things.</text:p>
      <text:p text:style-name="P6"><text:tab/>B. The second part of this verse is the most important one, we must forgive. The mark of of true Christian is forgiveness and it does not come natural to our human selves. We have a tendency to hold grudges to see someone get what coming to them. Jesus is telling us to let all that go and just forgive.</text:p>
      <text:p text:style-name="P6"><text:tab/>C. We are to always go back to the example of Christ when it comes to forgiveness and if Christ can forgive everyone for what He went through on this earth, we can much more easily forgive. </text:p>
      <text:p text:style-name="P5">Vs. 13</text:p>
      <text:p text:style-name="P6"><text:tab/>A. Obviously God cannot be tempted (James 1:13), <text:span text:style-name="T2">He does not sin (1 Peter 2:22), He does not lead us into temptation. So why did Jesus say this? The answer is as Humans we put ourselves in positions that compromise ourselves. </text:span></text:p>
      <text:p text:style-name="P6"><text:tab/><text:span text:style-name="T2">B. We also pray that we get delivered from evil. Evil is a thing, but the Hebrew word is more accurately translated as evil one. <text:s/>That makes more sense to our English vernacular. So Jesus is saying helps steer us into a path that does not involve temptation and if we find ourselves on a path, of our our choosing mind you, of trials and temptation deliver us from that.</text:span></text:p>
      <text:p text:style-name="P6"><text:tab/><text:span text:style-name="T2">C. God will always make a way for us to get out of bad situations that could ruin our witness. It is Satan’s job to accuse us so he tempts us at all points in our lives.</text:span></text:p>
      <text:p text:style-name="P6"><text:tab/><text:span text:style-name="T2">D. The last part of this verse recons back to the first part. To whom we are speaking. We are asking and talking with all of these things with the Great I Am.</text:span></text:p>
      <text:p text:style-name="P6"/>
      <text:p text:style-name="P7"><text:soft-page-break/>Vs. 14-15</text:p>
      <text:p text:style-name="P8"><text:tab/>A. This goes back to verse 12. It shows the consequences of what happens when we fail to forgive. And the consequences are eternal. I do not believe that Jesus will ever disown us. I do not believe that God is standing up in Heaven worried about who will choose Him or not. </text:p>
      <text:p text:style-name="P8"><text:tab/>B. As Christians it is a gift of the Holy Spirit to forgive. Some sins are harder than others to forgive, but forgiving others sometimes feels easier than forgiving yourself. </text:p>
      <text:p text:style-name="P8"><text:tab/>C. Remember to be secure in knowing that if you pray and ask for forgiveness Jesus will forgive you, this is a stern warning and it also shows us who is a sheep and who is a goat in some ways. </text:p>
      <text:p text:style-name="P7">Closing</text:p>
      <text:p text:style-name="P8">To Close, again, I reiterate it is ok to pray the Lord’s Prayer. The disciples asked Jesus in Luke 11 how to pray. Jesus then goes on to give a model for how prayer is supposed to be done. This prayer shows us, like the rest of the sermon on the mount, who is truly a believer and who is not. Jesus was telling the people essentially, what you think is holy and righteous is just surface level, God looks deeper, He looks into your very soul. We are shown that repetition while in itself is not bad, but mindless repetition without substance is. We are told time and time again that we need to make sure that we know who and to whom we are speaking, and as always God is always willing to forgive you no matter what.</text:p>
      <text:p text:style-name="P8">---pray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0T10:15:30.698325331</meta:creation-date>
    <dc:title>default</dc:title>
    <meta:editing-duration>PT12M52S</meta:editing-duration>
    <meta:editing-cycles>2</meta:editing-cycles>
    <meta:generator>LibreOffice/26.2.1.1$Linux_X86_64 LibreOffice_project/620$Build-1</meta:generator>
    <dc:date>2026-02-20T10:56:56.492077946</dc:date>
    <meta:document-statistic meta:table-count="0" meta:image-count="0" meta:object-count="0" meta:page-count="4" meta:paragraph-count="38" meta:word-count="1302" meta:character-count="6740" meta:non-whitespace-character-count="5438"/>
    <meta:template xlink:type="simple" xlink:actuate="onRequest" xlink:title="default" xlink:href="../../../../Templates/default.ott" meta:date="2026-02-20T10:15:30.356782637"/>
  </office:meta>
</office:document-meta>
</file>